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StepQueryNode.getPredica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tionStepQueryNode.LocationStepQueryNode( Quer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tionStepQueryNode.setNameTest( Name nam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StepQueryNode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StepQueryNode.addPredicate( QueryNod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StepQueryNode.accept( QueryNod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StepQueryNod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tionStepQueryNode.setIncludeDescendants( boolean in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cationStepQueryNode.getIncludeDescend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StepQueryNode.getNam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StepQuery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StepQueryNode.setInde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